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31.svm"/>
  <manifest:file-entry manifest:media-type="" manifest:full-path="Pictures/TablePreview26.svm"/>
  <manifest:file-entry manifest:media-type="" manifest:full-path="Pictures/TablePreview13.svm"/>
  <manifest:file-entry manifest:media-type="" manifest:full-path="Pictures/TablePreview5.svm"/>
  <manifest:file-entry manifest:media-type="" manifest:full-path="Pictures/TablePreview32.svm"/>
  <manifest:file-entry manifest:media-type="" manifest:full-path="Pictures/TablePreview27.svm"/>
  <manifest:file-entry manifest:media-type="" manifest:full-path="Pictures/TablePreview14.svm"/>
  <manifest:file-entry manifest:media-type="" manifest:full-path="Pictures/TablePreview6.svm"/>
  <manifest:file-entry manifest:media-type="" manifest:full-path="Pictures/TablePreview28.svm"/>
  <manifest:file-entry manifest:media-type="" manifest:full-path="Pictures/TablePreview20.svm"/>
  <manifest:file-entry manifest:media-type="" manifest:full-path="Pictures/TablePreview15.svm"/>
  <manifest:file-entry manifest:media-type="" manifest:full-path="Pictures/TablePreview7.svm"/>
  <manifest:file-entry manifest:media-type="" manifest:full-path="Pictures/TablePreview29.svm"/>
  <manifest:file-entry manifest:media-type="" manifest:full-path="Pictures/TablePreview21.svm"/>
  <manifest:file-entry manifest:media-type="" manifest:full-path="Pictures/TablePreview16.svm"/>
  <manifest:file-entry manifest:media-type="" manifest:full-path="Pictures/TablePreview8.svm"/>
  <manifest:file-entry manifest:media-type="" manifest:full-path="Pictures/TablePreview22.svm"/>
  <manifest:file-entry manifest:media-type="" manifest:full-path="Pictures/TablePreview17.svm"/>
  <manifest:file-entry manifest:media-type="" manifest:full-path="Pictures/TablePreview9.svm"/>
  <manifest:file-entry manifest:media-type="" manifest:full-path="Pictures/TablePreview1.svm"/>
  <manifest:file-entry manifest:media-type="" manifest:full-path="Pictures/TablePreview23.svm"/>
  <manifest:file-entry manifest:media-type="" manifest:full-path="Pictures/TablePreview18.svm"/>
  <manifest:file-entry manifest:media-type="" manifest:full-path="Pictures/TablePreview10.svm"/>
  <manifest:file-entry manifest:media-type="" manifest:full-path="Pictures/TablePreview2.svm"/>
  <manifest:file-entry manifest:media-type="" manifest:full-path="Pictures/TablePreview24.svm"/>
  <manifest:file-entry manifest:media-type="" manifest:full-path="Pictures/TablePreview19.svm"/>
  <manifest:file-entry manifest:media-type="" manifest:full-path="Pictures/TablePreview11.svm"/>
  <manifest:file-entry manifest:media-type="" manifest:full-path="Pictures/TablePreview3.svm"/>
  <manifest:file-entry manifest:media-type="" manifest:full-path="Pictures/TablePreview30.svm"/>
  <manifest:file-entry manifest:media-type="" manifest:full-path="Pictures/TablePreview25.svm"/>
  <manifest:file-entry manifest:media-type="" manifest:full-path="Pictures/TablePreview12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35cm" draw:stroke-linejoin="miter" draw:fill="solid" draw:fill-color="#5b9bd5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기본값-notes">
      <style:graphic-properties draw:fill-color="#ffffff" fo:min-height="13.364cm"/>
    </style:style>
    <style:style style:name="co1" style:family="table-column">
      <style:table-column-properties style:column-width="2.374cm" style:use-optimal-column-width="false"/>
    </style:style>
    <style:style style:name="co2" style:family="table-column">
      <style:table-column-properties style:column-width="2.38cm" style:use-optimal-column-width="false"/>
    </style:style>
    <style:style style:name="co3" style:family="table-column">
      <style:table-column-properties style:column-width="1.527cm" style:use-optimal-column-width="false"/>
    </style:style>
    <style:style style:name="co4" style:family="table-column">
      <style:table-column-properties style:column-width="1.536cm" style:use-optimal-column-width="false"/>
    </style:style>
    <style:style style:name="ro1" style:family="table-row">
      <style:table-row-properties style:row-height="2.514cm"/>
    </style:style>
    <style:style style:name="ro2" style:family="table-row">
      <style:table-row-properties style:row-height="2.516cm"/>
    </style:style>
    <style:style style:name="ro3" style:family="table-row">
      <style:table-row-properties style:row-height="1.256cm"/>
    </style:style>
    <style:style style:name="ro4" style:family="table-row">
      <style:table-row-properties style:row-height="1.271cm"/>
    </style:style>
    <style:style style:name="ce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0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0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0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0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0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0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0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0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0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0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1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1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1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1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1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1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1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1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1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1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2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2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2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2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2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2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2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2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2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2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3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3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3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3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3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3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3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3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3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3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4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4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4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4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4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4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4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4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4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4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5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5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style:border-line-width="0.008cm 0cm 0.008cm" fo:border="0.008cm solid #000000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15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5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5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5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5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5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5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5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6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6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6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6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6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6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6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6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6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6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7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7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7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7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7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7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7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7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7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7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8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8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8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8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8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8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8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8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8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8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9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9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9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9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9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9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9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9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9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9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0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0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0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0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0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0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0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0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0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0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1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1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1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1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1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1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1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1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1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1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2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2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2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2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2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2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2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2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2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2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3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3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3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3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3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3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3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3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3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3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4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4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P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tru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true"/>
    </style:style>
    <style:style style:name="P4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true"/>
    </style:style>
    <style:style style:name="T1" style:family="text">
      <style:text-properties fo:color="#000000" style:text-line-through-style="none" fo:font-family="Consolas" style:font-family-generic="modern" fo:font-size="20pt" fo:letter-spacing="normal" fo:font-style="normal" style:text-underline-style="none" fo:font-weight="normal" style:font-size-asian="20pt" style:font-style-asian="normal" style:font-weight-asian="normal" style:font-family-complex="Consolas" style:font-family-generic-complex="modern" style:font-size-complex="20pt" style:font-style-complex="normal" style:font-weight-complex="normal"/>
    </style:style>
    <style:style style:name="T2" style:family="text"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000000" style:text-line-through-style="none" fo:font-family="Consolas" style:font-family-generic="modern" fo:font-size="18pt" fo:letter-spacing="normal" fo:font-style="normal" style:text-underline-style="none" fo:font-weight="normal" style:font-size-asian="18pt" style:font-style-asian="normal" style:font-weight-asian="normal" style:font-family-complex="Consolas" style:font-family-generic-complex="modern" style:font-size-complex="18pt" style:font-style-complex="normal" style:font-weight-complex="normal"/>
    </style:style>
    <style:style style:name="T4" style:family="text">
      <style:text-properties fo:color="#000000" style:text-line-through-style="none" fo:font-family="Consolas" style:font-family-generic="modern" fo:font-size="20pt" fo:letter-spacing="normal" fo:font-style="normal" style:text-underline-style="none" fo:font-weight="bold" style:font-size-asian="20pt" style:font-style-asian="normal" style:font-weight-asian="bold" style:font-family-complex="Consolas" style:font-family-generic-complex="modern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001cm" text:min-label-width="0.793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custom-shape draw:name="TextBox 3" draw:style-name="gr1" draw:text-style-name="P2" draw:layer="layout" svg:width="20.699cm" svg:height="8.721cm" svg:x="3.937cm" svg:y="4.528cm">
          <text:p text:style-name="P1"><text:span text:style-name="T1">문제 </text:span><text:span text:style-name="T1">1. </text:span><text:span text:style-name="T1">점수판에 칩 놓기</text:span></text:p>
          <text:p text:style-name="P1"><text:span text:style-name="T1"/></text:p>
          <text:p text:style-name="P1"><text:span text:style-name="T1">조건</text:span></text:p>
          <text:p text:style-name="P1"><text:span text:style-name="T1">3xN </text:span><text:span text:style-name="T1">테이블의 각 칸에 양 또는 음의 정수가 기록되어 있다</text:span><text:span text:style-name="T1">.</text:span></text:p>
          <text:p text:style-name="P1"><text:span text:style-name="T1"/></text:p>
          <text:p text:style-name="P1"><text:span text:style-name="T1">칩을 놓는 방법</text:span></text:p>
          <text:list text:style-name="L2">
            <text:list-item>
              <text:p text:style-name="P1"><text:span text:style-name="T1">가로나 세로로 인접한 두 칸에 동시에 칩을 놓을 수 없다</text:span><text:span text:style-name="T1">.</text:span></text:p>
            </text:list-item>
            <text:list-item>
              <text:p text:style-name="P1"><text:span text:style-name="T1">각 열에는 적어도 하나 이상의 칩을 놓는다</text:span><text:span text:style-name="T1">.</text:span></text:p>
            </text:list-item>
          </text:list>
          <text:p text:style-name="P1"><text:span text:style-name="T1"/></text:p>
          <text:p text:style-name="P1"><text:span text:style-name="T1">칩이 놓인 자리에 있는 수의 합이 최대가 되도록 칩을 놓으세요</text:span><text:span text:style-name="T1">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0">
        <draw:frame draw:name="표 1" draw:style-name="standard" draw:layer="layout" svg:width="23.745cm" svg:height="7.543cm" svg:x="4.825cm" svg:y="5.2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3"><text:span text:style-name="T2">9</text:span></text:p>
              </table:table-cell>
              <table:table-cell table:style-name="ce2">
                <text:p text:style-name="P3"><text:span text:style-name="T2">11</text:span></text:p>
              </table:table-cell>
              <table:table-cell table:style-name="ce3">
                <text:p text:style-name="P3"><text:span text:style-name="T2">12</text:span></text:p>
              </table:table-cell>
              <table:table-cell table:style-name="ce4">
                <text:p text:style-name="P3"><text:span text:style-name="T2">5</text:span></text:p>
              </table:table-cell>
              <table:table-cell table:style-name="ce5">
                <text:p text:style-name="P3"><text:span text:style-name="T2">-8</text:span></text:p>
              </table:table-cell>
              <table:table-cell table:style-name="ce6">
                <text:p text:style-name="P3"><text:span text:style-name="T2">2</text:span></text:p>
              </table:table-cell>
              <table:table-cell table:style-name="ce7">
                <text:p text:style-name="P3"><text:span text:style-name="T2">3</text:span></text:p>
              </table:table-cell>
              <table:table-cell table:style-name="ce8">
                <text:p text:style-name="P3"><text:span text:style-name="T2">8</text:span></text:p>
              </table:table-cell>
              <table:table-cell table:style-name="ce9">
                <text:p text:style-name="P3"><text:span text:style-name="T2">7</text:span></text:p>
              </table:table-cell>
              <table:table-cell table:style-name="ce10">
                <text:p text:style-name="P3"><text:span text:style-name="T2">10</text:span></text:p>
              </table:table-cell>
            </table:table-row>
            <table:table-row table:style-name="ro1">
              <table:table-cell table:style-name="ce11">
                <text:p text:style-name="P3"><text:span text:style-name="T2">1</text:span></text:p>
              </table:table-cell>
              <table:table-cell table:style-name="ce12">
                <text:p text:style-name="P3"><text:span text:style-name="T2">9</text:span></text:p>
              </table:table-cell>
              <table:table-cell table:style-name="ce13">
                <text:p text:style-name="P3"><text:span text:style-name="T2">4</text:span></text:p>
              </table:table-cell>
              <table:table-cell table:style-name="ce14">
                <text:p text:style-name="P3"><text:span text:style-name="T2">8</text:span></text:p>
              </table:table-cell>
              <table:table-cell table:style-name="ce15">
                <text:p text:style-name="P3"><text:span text:style-name="T2">16</text:span></text:p>
              </table:table-cell>
              <table:table-cell table:style-name="ce16">
                <text:p text:style-name="P3"><text:span text:style-name="T2">-12</text:span></text:p>
              </table:table-cell>
              <table:table-cell table:style-name="ce17">
                <text:p text:style-name="P3"><text:span text:style-name="T2">10</text:span></text:p>
              </table:table-cell>
              <table:table-cell table:style-name="ce18">
                <text:p text:style-name="P3"><text:span text:style-name="T2">3</text:span></text:p>
              </table:table-cell>
              <table:table-cell table:style-name="ce19">
                <text:p text:style-name="P3"><text:span text:style-name="T2">-8</text:span></text:p>
              </table:table-cell>
              <table:table-cell table:style-name="ce20">
                <text:p text:style-name="P3"><text:span text:style-name="T2">4</text:span></text:p>
              </table:table-cell>
            </table:table-row>
            <table:table-row table:style-name="ro2">
              <table:table-cell table:style-name="ce21">
                <text:p text:style-name="P3"><text:span text:style-name="T2">12</text:span></text:p>
              </table:table-cell>
              <table:table-cell table:style-name="ce22">
                <text:p text:style-name="P3"><text:span text:style-name="T2">3</text:span></text:p>
              </table:table-cell>
              <table:table-cell table:style-name="ce23">
                <text:p text:style-name="P3"><text:span text:style-name="T2">7</text:span></text:p>
              </table:table-cell>
              <table:table-cell table:style-name="ce24">
                <text:p text:style-name="P3"><text:span text:style-name="T2">10</text:span></text:p>
              </table:table-cell>
              <table:table-cell table:style-name="ce25">
                <text:p text:style-name="P3"><text:span text:style-name="T2">2</text:span></text:p>
              </table:table-cell>
              <table:table-cell table:style-name="ce26">
                <text:p text:style-name="P3"><text:span text:style-name="T2">9</text:span></text:p>
              </table:table-cell>
              <table:table-cell table:style-name="ce27">
                <text:p text:style-name="P3"><text:span text:style-name="T2">-6</text:span></text:p>
              </table:table-cell>
              <table:table-cell table:style-name="ce28">
                <text:p text:style-name="P3"><text:span text:style-name="T2">9</text:span></text:p>
              </table:table-cell>
              <table:table-cell table:style-name="ce29">
                <text:p text:style-name="P3"><text:span text:style-name="T2">3</text:span></text:p>
              </table:table-cell>
              <table:table-cell table:style-name="ce30">
                <text:p text:style-name="P3"><text:span text:style-name="T2">1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Box 2" draw:style-name="gr1" draw:text-style-name="P2" draw:layer="layout" svg:width="3.889cm" svg:height="1.013cm" svg:x="5.066cm" svg:y="3.429cm">
          <text:p text:style-name="P1"><text:span text:style-name="T2">테이블의 예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0">
        <draw:custom-shape draw:name="타원 7" draw:style-name="gr3" draw:text-style-name="P2" draw:layer="layout" svg:width="1.301cm" svg:height="1.108cm" svg:x="19.981cm" svg:y="6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타원 12" draw:style-name="gr3" draw:text-style-name="P2" draw:layer="layout" svg:width="1.301cm" svg:height="1.108cm" svg:x="20.024cm" svg:y="12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타원 17" draw:style-name="gr3" draw:text-style-name="P2" draw:layer="layout" svg:width="1.301cm" svg:height="1.108cm" svg:x="20.024cm" svg:y="14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타원 23" draw:style-name="gr3" draw:text-style-name="P2" draw:layer="layout" svg:width="1.301cm" svg:height="1.108cm" svg:x="20.066cm" svg:y="16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표 13" draw:style-name="standard" draw:layer="layout" svg:width="15.278cm" svg:height="3.767cm" svg:x="15.325cm" svg:y="9.735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>
              <table:table-cell table:style-name="ce31">
                <text:p text:style-name="P3"><text:span text:style-name="T2">9</text:span></text:p>
              </table:table-cell>
              <table:table-cell table:style-name="ce32">
                <text:p text:style-name="P3"><text:span text:style-name="T2">11</text:span></text:p>
              </table:table-cell>
              <table:table-cell table:style-name="ce33">
                <text:p text:style-name="P3"><text:span text:style-name="T2">12</text:span></text:p>
              </table:table-cell>
              <table:table-cell table:style-name="ce34">
                <text:p text:style-name="P3"><text:span text:style-name="T2">5</text:span></text:p>
              </table:table-cell>
              <table:table-cell table:style-name="ce35">
                <text:p text:style-name="P3"><text:span text:style-name="T2">-8</text:span></text:p>
              </table:table-cell>
              <table:table-cell table:style-name="ce36">
                <text:p text:style-name="P3"><text:span text:style-name="T2">2</text:span></text:p>
              </table:table-cell>
              <table:table-cell table:style-name="ce37">
                <text:p text:style-name="P3"><text:span text:style-name="T2">3</text:span></text:p>
              </table:table-cell>
              <table:table-cell table:style-name="ce38">
                <text:p text:style-name="P3"><text:span text:style-name="T2">8</text:span></text:p>
              </table:table-cell>
              <table:table-cell table:style-name="ce39">
                <text:p text:style-name="P3"><text:span text:style-name="T2">7</text:span></text:p>
              </table:table-cell>
              <table:table-cell table:style-name="ce40">
                <text:p text:style-name="P3"><text:span text:style-name="T2">10</text:span></text:p>
              </table:table-cell>
            </table:table-row>
            <table:table-row table:style-name="ro3">
              <table:table-cell table:style-name="ce41">
                <text:p text:style-name="P3"><text:span text:style-name="T2">1</text:span></text:p>
              </table:table-cell>
              <table:table-cell table:style-name="ce42">
                <text:p text:style-name="P3"><text:span text:style-name="T2">9</text:span></text:p>
              </table:table-cell>
              <table:table-cell table:style-name="ce43">
                <text:p text:style-name="P3"><text:span text:style-name="T2">4</text:span></text:p>
              </table:table-cell>
              <table:table-cell table:style-name="ce44">
                <text:p text:style-name="P3"><text:span text:style-name="T2">8</text:span></text:p>
              </table:table-cell>
              <table:table-cell table:style-name="ce45">
                <text:p text:style-name="P3"><text:span text:style-name="T2">16</text:span></text:p>
              </table:table-cell>
              <table:table-cell table:style-name="ce46">
                <text:p text:style-name="P3"><text:span text:style-name="T2">-12</text:span></text:p>
              </table:table-cell>
              <table:table-cell table:style-name="ce47">
                <text:p text:style-name="P3"><text:span text:style-name="T2">10</text:span></text:p>
              </table:table-cell>
              <table:table-cell table:style-name="ce48">
                <text:p text:style-name="P3"><text:span text:style-name="T2">3</text:span></text:p>
              </table:table-cell>
              <table:table-cell table:style-name="ce49">
                <text:p text:style-name="P3"><text:span text:style-name="T2">-8</text:span></text:p>
              </table:table-cell>
              <table:table-cell table:style-name="ce50">
                <text:p text:style-name="P3"><text:span text:style-name="T2">4</text:span></text:p>
              </table:table-cell>
            </table:table-row>
            <table:table-row table:style-name="ro3">
              <table:table-cell table:style-name="ce51">
                <text:p text:style-name="P3"><text:span text:style-name="T2">12</text:span></text:p>
              </table:table-cell>
              <table:table-cell table:style-name="ce52">
                <text:p text:style-name="P3"><text:span text:style-name="T2">3</text:span></text:p>
              </table:table-cell>
              <table:table-cell table:style-name="ce53">
                <text:p text:style-name="P3"><text:span text:style-name="T2">7</text:span></text:p>
              </table:table-cell>
              <table:table-cell table:style-name="ce54">
                <text:p text:style-name="P3"><text:span text:style-name="T2">10</text:span></text:p>
              </table:table-cell>
              <table:table-cell table:style-name="ce55">
                <text:p text:style-name="P3"><text:span text:style-name="T2">2</text:span></text:p>
              </table:table-cell>
              <table:table-cell table:style-name="ce56">
                <text:p text:style-name="P3"><text:span text:style-name="T2">9</text:span></text:p>
              </table:table-cell>
              <table:table-cell table:style-name="ce57">
                <text:p text:style-name="P3"><text:span text:style-name="T2">-6</text:span></text:p>
              </table:table-cell>
              <table:table-cell table:style-name="ce58">
                <text:p text:style-name="P3"><text:span text:style-name="T2">9</text:span></text:p>
              </table:table-cell>
              <table:table-cell table:style-name="ce59">
                <text:p text:style-name="P3"><text:span text:style-name="T2">3</text:span></text:p>
              </table:table-cell>
              <table:table-cell table:style-name="ce60">
                <text:p text:style-name="P3"><text:span text:style-name="T2">1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표 18" draw:style-name="standard" draw:layer="layout" svg:width="15.278cm" svg:height="3.767cm" svg:x="15.325cm" svg:y="14.18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>
              <table:table-cell table:style-name="ce61">
                <text:p text:style-name="P3"><text:span text:style-name="T2">9</text:span></text:p>
              </table:table-cell>
              <table:table-cell table:style-name="ce62">
                <text:p text:style-name="P3"><text:span text:style-name="T2">11</text:span></text:p>
              </table:table-cell>
              <table:table-cell table:style-name="ce63">
                <text:p text:style-name="P3"><text:span text:style-name="T2">12</text:span></text:p>
              </table:table-cell>
              <table:table-cell table:style-name="ce64">
                <text:p text:style-name="P3"><text:span text:style-name="T2">5</text:span></text:p>
              </table:table-cell>
              <table:table-cell table:style-name="ce65">
                <text:p text:style-name="P3"><text:span text:style-name="T2">-8</text:span></text:p>
              </table:table-cell>
              <table:table-cell table:style-name="ce66">
                <text:p text:style-name="P3"><text:span text:style-name="T2">2</text:span></text:p>
              </table:table-cell>
              <table:table-cell table:style-name="ce67">
                <text:p text:style-name="P3"><text:span text:style-name="T2">3</text:span></text:p>
              </table:table-cell>
              <table:table-cell table:style-name="ce68">
                <text:p text:style-name="P3"><text:span text:style-name="T2">8</text:span></text:p>
              </table:table-cell>
              <table:table-cell table:style-name="ce69">
                <text:p text:style-name="P3"><text:span text:style-name="T2">7</text:span></text:p>
              </table:table-cell>
              <table:table-cell table:style-name="ce70">
                <text:p text:style-name="P3"><text:span text:style-name="T2">10</text:span></text:p>
              </table:table-cell>
            </table:table-row>
            <table:table-row table:style-name="ro3">
              <table:table-cell table:style-name="ce71">
                <text:p text:style-name="P3"><text:span text:style-name="T2">1</text:span></text:p>
              </table:table-cell>
              <table:table-cell table:style-name="ce72">
                <text:p text:style-name="P3"><text:span text:style-name="T2">9</text:span></text:p>
              </table:table-cell>
              <table:table-cell table:style-name="ce73">
                <text:p text:style-name="P3"><text:span text:style-name="T2">4</text:span></text:p>
              </table:table-cell>
              <table:table-cell table:style-name="ce74">
                <text:p text:style-name="P3"><text:span text:style-name="T2">8</text:span></text:p>
              </table:table-cell>
              <table:table-cell table:style-name="ce75">
                <text:p text:style-name="P3"><text:span text:style-name="T2">16</text:span></text:p>
              </table:table-cell>
              <table:table-cell table:style-name="ce76">
                <text:p text:style-name="P3"><text:span text:style-name="T2">-12</text:span></text:p>
              </table:table-cell>
              <table:table-cell table:style-name="ce77">
                <text:p text:style-name="P3"><text:span text:style-name="T2">10</text:span></text:p>
              </table:table-cell>
              <table:table-cell table:style-name="ce78">
                <text:p text:style-name="P3"><text:span text:style-name="T2">3</text:span></text:p>
              </table:table-cell>
              <table:table-cell table:style-name="ce79">
                <text:p text:style-name="P3"><text:span text:style-name="T2">-8</text:span></text:p>
              </table:table-cell>
              <table:table-cell table:style-name="ce80">
                <text:p text:style-name="P3"><text:span text:style-name="T2">4</text:span></text:p>
              </table:table-cell>
            </table:table-row>
            <table:table-row table:style-name="ro3">
              <table:table-cell table:style-name="ce81">
                <text:p text:style-name="P3"><text:span text:style-name="T2">12</text:span></text:p>
              </table:table-cell>
              <table:table-cell table:style-name="ce82">
                <text:p text:style-name="P3"><text:span text:style-name="T2">3</text:span></text:p>
              </table:table-cell>
              <table:table-cell table:style-name="ce83">
                <text:p text:style-name="P3"><text:span text:style-name="T2">7</text:span></text:p>
              </table:table-cell>
              <table:table-cell table:style-name="ce84">
                <text:p text:style-name="P3"><text:span text:style-name="T2">10</text:span></text:p>
              </table:table-cell>
              <table:table-cell table:style-name="ce85">
                <text:p text:style-name="P3"><text:span text:style-name="T2">2</text:span></text:p>
              </table:table-cell>
              <table:table-cell table:style-name="ce86">
                <text:p text:style-name="P3"><text:span text:style-name="T2">9</text:span></text:p>
              </table:table-cell>
              <table:table-cell table:style-name="ce87">
                <text:p text:style-name="P3"><text:span text:style-name="T2">-6</text:span></text:p>
              </table:table-cell>
              <table:table-cell table:style-name="ce88">
                <text:p text:style-name="P3"><text:span text:style-name="T2">9</text:span></text:p>
              </table:table-cell>
              <table:table-cell table:style-name="ce89">
                <text:p text:style-name="P3"><text:span text:style-name="T2">3</text:span></text:p>
              </table:table-cell>
              <table:table-cell table:style-name="ce90">
                <text:p text:style-name="P3"><text:span text:style-name="T2">15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표 8" draw:style-name="standard" draw:layer="layout" svg:width="15.278cm" svg:height="3.767cm" svg:x="15.325cm" svg:y="5.332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>
              <table:table-cell table:style-name="ce91">
                <text:p text:style-name="P3"><text:span text:style-name="T2">9</text:span></text:p>
              </table:table-cell>
              <table:table-cell table:style-name="ce92">
                <text:p text:style-name="P3"><text:span text:style-name="T2">11</text:span></text:p>
              </table:table-cell>
              <table:table-cell table:style-name="ce93">
                <text:p text:style-name="P3"><text:span text:style-name="T2">12</text:span></text:p>
              </table:table-cell>
              <table:table-cell table:style-name="ce94">
                <text:p text:style-name="P3"><text:span text:style-name="T2">5</text:span></text:p>
              </table:table-cell>
              <table:table-cell table:style-name="ce95">
                <text:p text:style-name="P3"><text:span text:style-name="T2">-8</text:span></text:p>
              </table:table-cell>
              <table:table-cell table:style-name="ce96">
                <text:p text:style-name="P3"><text:span text:style-name="T2">2</text:span></text:p>
              </table:table-cell>
              <table:table-cell table:style-name="ce97">
                <text:p text:style-name="P3"><text:span text:style-name="T2">3</text:span></text:p>
              </table:table-cell>
              <table:table-cell table:style-name="ce98">
                <text:p text:style-name="P3"><text:span text:style-name="T2">8</text:span></text:p>
              </table:table-cell>
              <table:table-cell table:style-name="ce99">
                <text:p text:style-name="P3"><text:span text:style-name="T2">7</text:span></text:p>
              </table:table-cell>
              <table:table-cell table:style-name="ce100">
                <text:p text:style-name="P3"><text:span text:style-name="T2">10</text:span></text:p>
              </table:table-cell>
            </table:table-row>
            <table:table-row table:style-name="ro3">
              <table:table-cell table:style-name="ce101">
                <text:p text:style-name="P3"><text:span text:style-name="T2">1</text:span></text:p>
              </table:table-cell>
              <table:table-cell table:style-name="ce102">
                <text:p text:style-name="P3"><text:span text:style-name="T2">9</text:span></text:p>
              </table:table-cell>
              <table:table-cell table:style-name="ce103">
                <text:p text:style-name="P3"><text:span text:style-name="T2">4</text:span></text:p>
              </table:table-cell>
              <table:table-cell table:style-name="ce104">
                <text:p text:style-name="P3"><text:span text:style-name="T2">8</text:span></text:p>
              </table:table-cell>
              <table:table-cell table:style-name="ce105">
                <text:p text:style-name="P3"><text:span text:style-name="T2">16</text:span></text:p>
              </table:table-cell>
              <table:table-cell table:style-name="ce106">
                <text:p text:style-name="P3"><text:span text:style-name="T2">-12</text:span></text:p>
              </table:table-cell>
              <table:table-cell table:style-name="ce107">
                <text:p text:style-name="P3"><text:span text:style-name="T2">10</text:span></text:p>
              </table:table-cell>
              <table:table-cell table:style-name="ce108">
                <text:p text:style-name="P3"><text:span text:style-name="T2">3</text:span></text:p>
              </table:table-cell>
              <table:table-cell table:style-name="ce109">
                <text:p text:style-name="P3"><text:span text:style-name="T2">-8</text:span></text:p>
              </table:table-cell>
              <table:table-cell table:style-name="ce110">
                <text:p text:style-name="P3"><text:span text:style-name="T2">4</text:span></text:p>
              </table:table-cell>
            </table:table-row>
            <table:table-row table:style-name="ro3">
              <table:table-cell table:style-name="ce111">
                <text:p text:style-name="P3"><text:span text:style-name="T2">12</text:span></text:p>
              </table:table-cell>
              <table:table-cell table:style-name="ce112">
                <text:p text:style-name="P3"><text:span text:style-name="T2">3</text:span></text:p>
              </table:table-cell>
              <table:table-cell table:style-name="ce113">
                <text:p text:style-name="P3"><text:span text:style-name="T2">7</text:span></text:p>
              </table:table-cell>
              <table:table-cell table:style-name="ce114">
                <text:p text:style-name="P3"><text:span text:style-name="T2">10</text:span></text:p>
              </table:table-cell>
              <table:table-cell table:style-name="ce115">
                <text:p text:style-name="P3"><text:span text:style-name="T2">2</text:span></text:p>
              </table:table-cell>
              <table:table-cell table:style-name="ce116">
                <text:p text:style-name="P3"><text:span text:style-name="T2">9</text:span></text:p>
              </table:table-cell>
              <table:table-cell table:style-name="ce117">
                <text:p text:style-name="P3"><text:span text:style-name="T2">-6</text:span></text:p>
              </table:table-cell>
              <table:table-cell table:style-name="ce118">
                <text:p text:style-name="P3"><text:span text:style-name="T2">9</text:span></text:p>
              </table:table-cell>
              <table:table-cell table:style-name="ce119">
                <text:p text:style-name="P3"><text:span text:style-name="T2">3</text:span></text:p>
              </table:table-cell>
              <table:table-cell table:style-name="ce120">
                <text:p text:style-name="P3"><text:span text:style-name="T2">15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타원 6" draw:style-name="gr3" draw:text-style-name="P2" draw:layer="layout" svg:width="1.301cm" svg:height="1.108cm" svg:x="20.024cm" svg:y="1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표 1" draw:style-name="standard" draw:layer="layout" svg:width="15.278cm" svg:height="3.767cm" svg:x="15.325cm" svg:y="0.93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>
              <table:table-cell table:style-name="ce121">
                <text:p text:style-name="P3"><text:span text:style-name="T2">9</text:span></text:p>
              </table:table-cell>
              <table:table-cell table:style-name="ce122">
                <text:p text:style-name="P3"><text:span text:style-name="T2">11</text:span></text:p>
              </table:table-cell>
              <table:table-cell table:style-name="ce123">
                <text:p text:style-name="P3"><text:span text:style-name="T2">12</text:span></text:p>
              </table:table-cell>
              <table:table-cell table:style-name="ce124">
                <text:p text:style-name="P3"><text:span text:style-name="T2">5</text:span></text:p>
              </table:table-cell>
              <table:table-cell table:style-name="ce125">
                <text:p text:style-name="P3"><text:span text:style-name="T2">-8</text:span></text:p>
              </table:table-cell>
              <table:table-cell table:style-name="ce126">
                <text:p text:style-name="P3"><text:span text:style-name="T2">2</text:span></text:p>
              </table:table-cell>
              <table:table-cell table:style-name="ce127">
                <text:p text:style-name="P3"><text:span text:style-name="T2">3</text:span></text:p>
              </table:table-cell>
              <table:table-cell table:style-name="ce128">
                <text:p text:style-name="P3"><text:span text:style-name="T2">8</text:span></text:p>
              </table:table-cell>
              <table:table-cell table:style-name="ce129">
                <text:p text:style-name="P3"><text:span text:style-name="T2">7</text:span></text:p>
              </table:table-cell>
              <table:table-cell table:style-name="ce130">
                <text:p text:style-name="P3"><text:span text:style-name="T2">10</text:span></text:p>
              </table:table-cell>
            </table:table-row>
            <table:table-row table:style-name="ro3">
              <table:table-cell table:style-name="ce131">
                <text:p text:style-name="P3"><text:span text:style-name="T2">1</text:span></text:p>
              </table:table-cell>
              <table:table-cell table:style-name="ce132">
                <text:p text:style-name="P3"><text:span text:style-name="T2">9</text:span></text:p>
              </table:table-cell>
              <table:table-cell table:style-name="ce133">
                <text:p text:style-name="P3"><text:span text:style-name="T2">4</text:span></text:p>
              </table:table-cell>
              <table:table-cell table:style-name="ce134">
                <text:p text:style-name="P3"><text:span text:style-name="T2">8</text:span></text:p>
              </table:table-cell>
              <table:table-cell table:style-name="ce135">
                <text:p text:style-name="P3"><text:span text:style-name="T2">16</text:span></text:p>
              </table:table-cell>
              <table:table-cell table:style-name="ce136">
                <text:p text:style-name="P3"><text:span text:style-name="T2">-12</text:span></text:p>
              </table:table-cell>
              <table:table-cell table:style-name="ce137">
                <text:p text:style-name="P3"><text:span text:style-name="T2">10</text:span></text:p>
              </table:table-cell>
              <table:table-cell table:style-name="ce138">
                <text:p text:style-name="P3"><text:span text:style-name="T2">3</text:span></text:p>
              </table:table-cell>
              <table:table-cell table:style-name="ce139">
                <text:p text:style-name="P3"><text:span text:style-name="T2">-8</text:span></text:p>
              </table:table-cell>
              <table:table-cell table:style-name="ce140">
                <text:p text:style-name="P3"><text:span text:style-name="T2">4</text:span></text:p>
              </table:table-cell>
            </table:table-row>
            <table:table-row table:style-name="ro3">
              <table:table-cell table:style-name="ce141">
                <text:p text:style-name="P3"><text:span text:style-name="T2">12</text:span></text:p>
              </table:table-cell>
              <table:table-cell table:style-name="ce142">
                <text:p text:style-name="P3"><text:span text:style-name="T2">3</text:span></text:p>
              </table:table-cell>
              <table:table-cell table:style-name="ce143">
                <text:p text:style-name="P3"><text:span text:style-name="T2">7</text:span></text:p>
              </table:table-cell>
              <table:table-cell table:style-name="ce144">
                <text:p text:style-name="P3"><text:span text:style-name="T2">10</text:span></text:p>
              </table:table-cell>
              <table:table-cell table:style-name="ce145">
                <text:p text:style-name="P3"><text:span text:style-name="T2">2</text:span></text:p>
              </table:table-cell>
              <table:table-cell table:style-name="ce146">
                <text:p text:style-name="P3"><text:span text:style-name="T2">9</text:span></text:p>
              </table:table-cell>
              <table:table-cell table:style-name="ce147">
                <text:p text:style-name="P3"><text:span text:style-name="T2">-6</text:span></text:p>
              </table:table-cell>
              <table:table-cell table:style-name="ce148">
                <text:p text:style-name="P3"><text:span text:style-name="T2">9</text:span></text:p>
              </table:table-cell>
              <table:table-cell table:style-name="ce149">
                <text:p text:style-name="P3"><text:span text:style-name="T2">3</text:span></text:p>
              </table:table-cell>
              <table:table-cell table:style-name="ce150">
                <text:p text:style-name="P3"><text:span text:style-name="T2">15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TextBox 2" draw:style-name="gr1" draw:text-style-name="P2" draw:layer="layout" svg:width="2.335cm" svg:height="1.013cm" svg:x="7.427cm" svg:y="2.752cm">
          <text:p text:style-name="P1"><text:span text:style-name="T2">패턴 </text:span><text:span text:style-name="T2">1</text:span></text:p>
          <draw:enhanced-geometry svg:viewBox="0 0 21600 21600" draw:type="rectangle" draw:enhanced-path="M 0 0 L 21600 0 21600 21600 0 21600 0 0 Z N"/>
        </draw:custom-shape>
        <draw:frame draw:name="표 3" draw:style-name="standard" draw:layer="layout" svg:width="1.526cm" svg:height="3.812cm" svg:x="11.303cm" svg:y="0.93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6.svm" xlink:type="simple" xlink:show="embed" xlink:actuate="onLoad"/>
        </draw:frame>
        <draw:custom-shape draw:name="TextBox 4" draw:style-name="gr1" draw:text-style-name="P2" draw:layer="layout" svg:width="3.889cm" svg:height="1.013cm" svg:x="1.307cm" svg:y="0.593cm">
          <text:p text:style-name="P1"><text:span text:style-name="T2">가능한 패턴</text:span></text:p>
          <draw:enhanced-geometry svg:viewBox="0 0 21600 21600" draw:type="rectangle" draw:enhanced-path="M 0 0 L 21600 0 21600 21600 0 21600 0 0 Z N"/>
        </draw:custom-shape>
        <draw:custom-shape draw:name="타원 5" draw:style-name="gr3" draw:text-style-name="P2" draw:layer="layout" svg:width="1.301cm" svg:height="1.108cm" svg:x="11.388cm" svg:y="1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9" draw:style-name="gr1" draw:text-style-name="P2" draw:layer="layout" svg:width="2.335cm" svg:height="1.013cm" svg:x="7.427cm" svg:y="7.154cm">
          <text:p text:style-name="P1"><text:span text:style-name="T2">패턴 </text:span><text:span text:style-name="T2">2</text:span></text:p>
          <draw:enhanced-geometry svg:viewBox="0 0 21600 21600" draw:type="rectangle" draw:enhanced-path="M 0 0 L 21600 0 21600 21600 0 21600 0 0 Z N"/>
        </draw:custom-shape>
        <draw:frame draw:name="표 10" draw:style-name="standard" draw:layer="layout" svg:width="1.526cm" svg:height="3.812cm" svg:x="11.303cm" svg:y="5.332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7.svm" xlink:type="simple" xlink:show="embed" xlink:actuate="onLoad"/>
        </draw:frame>
        <draw:custom-shape draw:name="타원 11" draw:style-name="gr3" draw:text-style-name="P2" draw:layer="layout" svg:width="1.301cm" svg:height="1.108cm" svg:x="11.388cm" svg:y="6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4" draw:style-name="gr1" draw:text-style-name="P2" draw:layer="layout" svg:width="2.335cm" svg:height="1.013cm" svg:x="7.427cm" svg:y="11.557cm">
          <text:p text:style-name="P1"><text:span text:style-name="T2">패턴 </text:span><text:span text:style-name="T2">3</text:span></text:p>
          <draw:enhanced-geometry svg:viewBox="0 0 21600 21600" draw:type="rectangle" draw:enhanced-path="M 0 0 L 21600 0 21600 21600 0 21600 0 0 Z N"/>
        </draw:custom-shape>
        <draw:frame draw:name="표 15" draw:style-name="standard" draw:layer="layout" svg:width="1.526cm" svg:height="3.812cm" svg:x="11.303cm" svg:y="9.735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8.svm" xlink:type="simple" xlink:show="embed" xlink:actuate="onLoad"/>
        </draw:frame>
        <draw:custom-shape draw:name="타원 16" draw:style-name="gr3" draw:text-style-name="P2" draw:layer="layout" svg:width="1.301cm" svg:height="1.108cm" svg:x="11.388cm" svg:y="12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9" draw:style-name="gr1" draw:text-style-name="P2" draw:layer="layout" svg:width="2.335cm" svg:height="1.013cm" svg:x="7.427cm" svg:y="16.002cm">
          <text:p text:style-name="P1"><text:span text:style-name="T2">패턴 </text:span><text:span text:style-name="T2">4</text:span></text:p>
          <draw:enhanced-geometry svg:viewBox="0 0 21600 21600" draw:type="rectangle" draw:enhanced-path="M 0 0 L 21600 0 21600 21600 0 21600 0 0 Z N"/>
        </draw:custom-shape>
        <draw:frame draw:name="표 20" draw:style-name="standard" draw:layer="layout" svg:width="1.526cm" svg:height="3.812cm" svg:x="11.303cm" svg:y="14.18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9.svm" xlink:type="simple" xlink:show="embed" xlink:actuate="onLoad"/>
        </draw:frame>
        <draw:custom-shape draw:name="타원 21" draw:style-name="gr3" draw:text-style-name="P2" draw:layer="layout" svg:width="1.301cm" svg:height="1.108cm" svg:x="11.388cm" svg:y="16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타원 22" draw:style-name="gr3" draw:text-style-name="P2" draw:layer="layout" svg:width="1.301cm" svg:height="1.108cm" svg:x="11.43cm" svg:y="14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0">
        <draw:custom-shape draw:name="TextBox 2" draw:style-name="gr1" draw:text-style-name="P2" draw:layer="layout" svg:width="2.335cm" svg:height="1.013cm" svg:x="7.427cm" svg:y="2.752cm">
          <text:p text:style-name="P1"><text:span text:style-name="T2">패턴 </text:span><text:span text:style-name="T2">1</text:span></text:p>
          <draw:enhanced-geometry svg:viewBox="0 0 21600 21600" draw:type="rectangle" draw:enhanced-path="M 0 0 L 21600 0 21600 21600 0 21600 0 0 Z N"/>
        </draw:custom-shape>
        <draw:frame draw:name="표 3" draw:style-name="standard" draw:layer="layout" svg:width="1.526cm" svg:height="3.812cm" svg:x="11.261cm" svg:y="0.803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10.svm" xlink:type="simple" xlink:show="embed" xlink:actuate="onLoad"/>
        </draw:frame>
        <draw:custom-shape draw:name="TextBox 4" draw:style-name="gr1" draw:text-style-name="P2" draw:layer="layout" svg:width="4.947cm" svg:height="1.775cm" svg:x="1.325cm" svg:y="0.593cm">
          <text:p text:style-name="P1"><text:span text:style-name="T2">서로 양립할 수 </text:span></text:p>
          <text:p text:style-name="P4"><text:span text:style-name="T2">있는 패턴</text:span></text:p>
          <draw:enhanced-geometry svg:viewBox="0 0 21600 21600" draw:type="rectangle" draw:enhanced-path="M 0 0 L 21600 0 21600 21600 0 21600 0 0 Z N"/>
        </draw:custom-shape>
        <draw:custom-shape draw:name="타원 5" draw:style-name="gr3" draw:text-style-name="P2" draw:layer="layout" svg:width="1.301cm" svg:height="1.108cm" svg:x="11.345cm" svg:y="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9" draw:style-name="gr1" draw:text-style-name="P2" draw:layer="layout" svg:width="2.335cm" svg:height="1.013cm" svg:x="7.427cm" svg:y="7.154cm">
          <text:p text:style-name="P1"><text:span text:style-name="T2">패턴 </text:span><text:span text:style-name="T2">2</text:span></text:p>
          <draw:enhanced-geometry svg:viewBox="0 0 21600 21600" draw:type="rectangle" draw:enhanced-path="M 0 0 L 21600 0 21600 21600 0 21600 0 0 Z N"/>
        </draw:custom-shape>
        <draw:frame draw:name="표 10" draw:style-name="standard" draw:layer="layout" svg:width="1.526cm" svg:height="3.812cm" svg:x="11.261cm" svg:y="5.205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11.svm" xlink:type="simple" xlink:show="embed" xlink:actuate="onLoad"/>
        </draw:frame>
        <draw:custom-shape draw:name="타원 11" draw:style-name="gr3" draw:text-style-name="P2" draw:layer="layout" svg:width="1.301cm" svg:height="1.108cm" svg:x="11.345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4" draw:style-name="gr1" draw:text-style-name="P2" draw:layer="layout" svg:width="2.335cm" svg:height="1.013cm" svg:x="7.427cm" svg:y="11.557cm">
          <text:p text:style-name="P1"><text:span text:style-name="T2">패턴 </text:span><text:span text:style-name="T2">3</text:span></text:p>
          <draw:enhanced-geometry svg:viewBox="0 0 21600 21600" draw:type="rectangle" draw:enhanced-path="M 0 0 L 21600 0 21600 21600 0 21600 0 0 Z N"/>
        </draw:custom-shape>
        <draw:frame draw:name="표 15" draw:style-name="standard" draw:layer="layout" svg:width="1.526cm" svg:height="3.812cm" svg:x="11.261cm" svg:y="9.608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12.svm" xlink:type="simple" xlink:show="embed" xlink:actuate="onLoad"/>
        </draw:frame>
        <draw:custom-shape draw:name="타원 16" draw:style-name="gr3" draw:text-style-name="P2" draw:layer="layout" svg:width="1.301cm" svg:height="1.108cm" svg:x="11.345cm" svg:y="12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9" draw:style-name="gr1" draw:text-style-name="P2" draw:layer="layout" svg:width="2.335cm" svg:height="1.013cm" svg:x="7.427cm" svg:y="16.002cm">
          <text:p text:style-name="P1"><text:span text:style-name="T2">패턴 </text:span><text:span text:style-name="T2">4</text:span></text:p>
          <draw:enhanced-geometry svg:viewBox="0 0 21600 21600" draw:type="rectangle" draw:enhanced-path="M 0 0 L 21600 0 21600 21600 0 21600 0 0 Z N"/>
        </draw:custom-shape>
        <draw:frame draw:name="표 20" draw:style-name="standard" draw:layer="layout" svg:width="1.526cm" svg:height="3.812cm" svg:x="11.261cm" svg:y="14.053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13.svm" xlink:type="simple" xlink:show="embed" xlink:actuate="onLoad"/>
        </draw:frame>
        <draw:custom-shape draw:name="타원 21" draw:style-name="gr3" draw:text-style-name="P2" draw:layer="layout" svg:width="1.301cm" svg:height="1.108cm" svg:x="11.345cm" svg:y="16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타원 22" draw:style-name="gr3" draw:text-style-name="P2" draw:layer="layout" svg:width="1.301cm" svg:height="1.108cm" svg:x="11.388cm" svg:y="14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표 33" draw:style-name="standard" draw:layer="layout" svg:width="1.526cm" svg:height="3.812cm" svg:x="15.787cm" svg:y="0.803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14.svm" xlink:type="simple" xlink:show="embed" xlink:actuate="onLoad"/>
        </draw:frame>
        <draw:custom-shape draw:name="타원 34" draw:style-name="gr3" draw:text-style-name="P2" draw:layer="layout" svg:width="1.301cm" svg:height="1.108cm" svg:x="15.872cm" svg:y="2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표 35" draw:style-name="standard" draw:layer="layout" svg:width="1.526cm" svg:height="3.812cm" svg:x="15.787cm" svg:y="5.205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15.svm" xlink:type="simple" xlink:show="embed" xlink:actuate="onLoad"/>
        </draw:frame>
        <draw:custom-shape draw:name="타원 36" draw:style-name="gr3" draw:text-style-name="P2" draw:layer="layout" svg:width="1.301cm" svg:height="1.108cm" svg:x="15.872cm" svg:y="5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표 37" draw:style-name="standard" draw:layer="layout" svg:width="1.526cm" svg:height="3.812cm" svg:x="15.787cm" svg:y="9.608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16.svm" xlink:type="simple" xlink:show="embed" xlink:actuate="onLoad"/>
        </draw:frame>
        <draw:custom-shape draw:name="타원 38" draw:style-name="gr3" draw:text-style-name="P2" draw:layer="layout" svg:width="1.301cm" svg:height="1.108cm" svg:x="15.872cm" svg:y="9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표 39" draw:style-name="standard" draw:layer="layout" svg:width="1.526cm" svg:height="3.812cm" svg:x="15.787cm" svg:y="14.053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17.svm" xlink:type="simple" xlink:show="embed" xlink:actuate="onLoad"/>
        </draw:frame>
        <draw:custom-shape draw:name="타원 41" draw:style-name="gr3" draw:text-style-name="P2" draw:layer="layout" svg:width="1.301cm" svg:height="1.108cm" svg:x="15.872cm" svg:y="15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표 42" draw:style-name="standard" draw:layer="layout" svg:width="1.526cm" svg:height="3.812cm" svg:x="17.321cm" svg:y="0.803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18.svm" xlink:type="simple" xlink:show="embed" xlink:actuate="onLoad"/>
        </draw:frame>
        <draw:custom-shape draw:name="타원 43" draw:style-name="gr3" draw:text-style-name="P2" draw:layer="layout" svg:width="1.301cm" svg:height="1.108cm" svg:x="17.405cm" svg:y="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표 44" draw:style-name="standard" draw:layer="layout" svg:width="1.526cm" svg:height="3.812cm" svg:x="17.321cm" svg:y="5.205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19.svm" xlink:type="simple" xlink:show="embed" xlink:actuate="onLoad"/>
        </draw:frame>
        <draw:custom-shape draw:name="타원 45" draw:style-name="gr3" draw:text-style-name="P2" draw:layer="layout" svg:width="1.301cm" svg:height="1.108cm" svg:x="17.405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표 46" draw:style-name="standard" draw:layer="layout" svg:width="1.526cm" svg:height="3.812cm" svg:x="17.321cm" svg:y="9.608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20.svm" xlink:type="simple" xlink:show="embed" xlink:actuate="onLoad"/>
        </draw:frame>
        <draw:custom-shape draw:name="타원 47" draw:style-name="gr3" draw:text-style-name="P2" draw:layer="layout" svg:width="1.301cm" svg:height="1.108cm" svg:x="17.405cm" svg:y="12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표 48" draw:style-name="standard" draw:layer="layout" svg:width="1.526cm" svg:height="3.812cm" svg:x="17.321cm" svg:y="14.053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21.svm" xlink:type="simple" xlink:show="embed" xlink:actuate="onLoad"/>
        </draw:frame>
        <draw:custom-shape draw:name="타원 49" draw:style-name="gr3" draw:text-style-name="P2" draw:layer="layout" svg:width="1.301cm" svg:height="1.108cm" svg:x="17.405cm" svg:y="16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타원 50" draw:style-name="gr3" draw:text-style-name="P2" draw:layer="layout" svg:width="1.301cm" svg:height="1.108cm" svg:x="17.448cm" svg:y="14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표 51" draw:style-name="standard" draw:layer="layout" svg:width="1.526cm" svg:height="3.812cm" svg:x="21.294cm" svg:y="0.803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22.svm" xlink:type="simple" xlink:show="embed" xlink:actuate="onLoad"/>
        </draw:frame>
        <draw:custom-shape draw:name="타원 52" draw:style-name="gr3" draw:text-style-name="P2" draw:layer="layout" svg:width="1.301cm" svg:height="1.108cm" svg:x="21.378cm" svg:y="3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표 53" draw:style-name="standard" draw:layer="layout" svg:width="1.526cm" svg:height="3.812cm" svg:x="21.294cm" svg:y="5.205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23.svm" xlink:type="simple" xlink:show="embed" xlink:actuate="onLoad"/>
        </draw:frame>
        <draw:custom-shape draw:name="타원 54" draw:style-name="gr3" draw:text-style-name="P2" draw:layer="layout" svg:width="1.301cm" svg:height="1.108cm" svg:x="21.378cm" svg:y="7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표 55" draw:style-name="standard" draw:layer="layout" svg:width="1.526cm" svg:height="3.812cm" svg:x="21.294cm" svg:y="9.608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24.svm" xlink:type="simple" xlink:show="embed" xlink:actuate="onLoad"/>
        </draw:frame>
        <draw:custom-shape draw:name="타원 56" draw:style-name="gr3" draw:text-style-name="P2" draw:layer="layout" svg:width="1.301cm" svg:height="1.108cm" svg:x="21.378cm" svg:y="10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표 57" draw:style-name="standard" draw:layer="layout" svg:width="1.526cm" svg:height="3.812cm" svg:x="26.55cm" svg:y="5.172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25.svm" xlink:type="simple" xlink:show="embed" xlink:actuate="onLoad"/>
        </draw:frame>
        <draw:custom-shape draw:name="타원 58" draw:style-name="gr3" draw:text-style-name="P2" draw:layer="layout" svg:width="1.301cm" svg:height="1.108cm" svg:x="26.634cm" svg:y="7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타원 59" draw:style-name="gr3" draw:text-style-name="P2" draw:layer="layout" svg:width="1.301cm" svg:height="1.108cm" svg:x="26.677cm" svg:y="5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표 60" draw:style-name="standard" draw:layer="layout" svg:width="1.526cm" svg:height="3.812cm" svg:x="22.827cm" svg:y="0.803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26.svm" xlink:type="simple" xlink:show="embed" xlink:actuate="onLoad"/>
        </draw:frame>
        <draw:custom-shape draw:name="타원 61" draw:style-name="gr3" draw:text-style-name="P2" draw:layer="layout" svg:width="1.301cm" svg:height="1.108cm" svg:x="22.912cm" svg:y="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표 62" draw:style-name="standard" draw:layer="layout" svg:width="1.526cm" svg:height="3.812cm" svg:x="22.827cm" svg:y="5.205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27.svm" xlink:type="simple" xlink:show="embed" xlink:actuate="onLoad"/>
        </draw:frame>
        <draw:custom-shape draw:name="타원 63" draw:style-name="gr3" draw:text-style-name="P2" draw:layer="layout" svg:width="1.301cm" svg:height="1.108cm" svg:x="22.912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표 64" draw:style-name="standard" draw:layer="layout" svg:width="1.526cm" svg:height="3.812cm" svg:x="22.827cm" svg:y="9.608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28.svm" xlink:type="simple" xlink:show="embed" xlink:actuate="onLoad"/>
        </draw:frame>
        <draw:custom-shape draw:name="타원 65" draw:style-name="gr3" draw:text-style-name="P2" draw:layer="layout" svg:width="1.301cm" svg:height="1.108cm" svg:x="22.912cm" svg:y="12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표 66" draw:style-name="standard" draw:layer="layout" svg:width="1.526cm" svg:height="3.812cm" svg:x="28.083cm" svg:y="5.172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29.svm" xlink:type="simple" xlink:show="embed" xlink:actuate="onLoad"/>
        </draw:frame>
        <draw:custom-shape draw:name="타원 67" draw:style-name="gr3" draw:text-style-name="P2" draw:layer="layout" svg:width="1.301cm" svg:height="1.108cm" svg:x="28.21cm" svg:y="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69" draw:style-name="gr1" draw:text-style-name="P2" draw:layer="layout" svg:width="3.254cm" svg:height="10.157cm" svg:x="2.543cm" svg:y="5.645cm">
          <text:p text:style-name="P1"><text:span text:style-name="T2">양립 가능</text:span></text:p>
          <text:p text:style-name="P1"><text:span text:style-name="T2">패턴 </text:span><text:span text:style-name="T2">1</text:span></text:p>
          <text:p text:style-name="P1"><text:span text:style-name="T2">패턴 </text:span><text:span text:style-name="T2">2, 3</text:span></text:p>
          <text:p text:style-name="P1"><text:span text:style-name="T2"/></text:p>
          <text:p text:style-name="P1"><text:span text:style-name="T2">패턴</text:span><text:span text:style-name="T2">2</text:span></text:p>
          <text:p text:style-name="P1"><text:span text:style-name="T2">패턴</text:span><text:span text:style-name="T2">1,2,3</text:span></text:p>
          <text:p text:style-name="P1"><text:span text:style-name="T2"/></text:p>
          <text:p text:style-name="P1"><text:span text:style-name="T2">패턴 </text:span><text:span text:style-name="T2">3</text:span></text:p>
          <text:p text:style-name="P1"><text:span text:style-name="T2">패턴 </text:span><text:span text:style-name="T2">1,2</text:span></text:p>
          <text:p text:style-name="P1"><text:span text:style-name="T2"/></text:p>
          <text:p text:style-name="P1"><text:span text:style-name="T2">패턴 </text:span><text:span text:style-name="T2">4</text:span></text:p>
          <text:p text:style-name="P1"><text:span text:style-name="T2">패턴 </text:span><text:span text:style-name="T2">2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0">
        <draw:custom-shape draw:name="타원 5" draw:style-name="gr3" draw:text-style-name="P2" draw:layer="layout" svg:width="1.648cm" svg:height="1.516cm" svg:x="14.697cm" svg:y="8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타원 6" draw:style-name="gr3" draw:text-style-name="P2" draw:layer="layout" svg:width="1.648cm" svg:height="1.516cm" svg:x="12.431cm" svg:y="5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표 1" draw:style-name="standard" draw:layer="layout" svg:width="23.745cm" svg:height="7.543cm" svg:x="4.825cm" svg:y="5.2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52">
                <text:p text:style-name="P3"><text:span text:style-name="T2">9</text:span></text:p>
              </table:table-cell>
              <table:table-cell table:style-name="ce153">
                <text:p text:style-name="P3"><text:span text:style-name="T2">11</text:span></text:p>
              </table:table-cell>
              <table:table-cell table:style-name="ce154">
                <text:p text:style-name="P3"><text:span text:style-name="T2">12</text:span></text:p>
              </table:table-cell>
              <table:table-cell table:style-name="ce155">
                <text:p text:style-name="P3"><text:span text:style-name="T2">5</text:span></text:p>
              </table:table-cell>
              <table:table-cell table:style-name="ce156">
                <text:p text:style-name="P3"><text:span text:style-name="T2">-8</text:span></text:p>
              </table:table-cell>
              <table:table-cell table:style-name="ce157">
                <text:p text:style-name="P3"><text:span text:style-name="T2">2</text:span></text:p>
              </table:table-cell>
              <table:table-cell table:style-name="ce158">
                <text:p text:style-name="P3"><text:span text:style-name="T2">3</text:span></text:p>
              </table:table-cell>
              <table:table-cell table:style-name="ce159">
                <text:p text:style-name="P3"><text:span text:style-name="T2">8</text:span></text:p>
              </table:table-cell>
              <table:table-cell table:style-name="ce160">
                <text:p text:style-name="P3"><text:span text:style-name="T2">7</text:span></text:p>
              </table:table-cell>
              <table:table-cell table:style-name="ce161">
                <text:p text:style-name="P3"><text:span text:style-name="T2">10</text:span></text:p>
              </table:table-cell>
            </table:table-row>
            <table:table-row table:style-name="ro1">
              <table:table-cell table:style-name="ce162">
                <text:p text:style-name="P3"><text:span text:style-name="T2">1</text:span></text:p>
              </table:table-cell>
              <table:table-cell table:style-name="ce163">
                <text:p text:style-name="P3"><text:span text:style-name="T2">9</text:span></text:p>
              </table:table-cell>
              <table:table-cell table:style-name="ce164">
                <text:p text:style-name="P3"><text:span text:style-name="T2">4</text:span></text:p>
              </table:table-cell>
              <table:table-cell table:style-name="ce165">
                <text:p text:style-name="P3"><text:span text:style-name="T2">8</text:span></text:p>
              </table:table-cell>
              <table:table-cell table:style-name="ce166">
                <text:p text:style-name="P3"><text:span text:style-name="T2">16</text:span></text:p>
              </table:table-cell>
              <table:table-cell table:style-name="ce167">
                <text:p text:style-name="P3"><text:span text:style-name="T2">-12</text:span></text:p>
              </table:table-cell>
              <table:table-cell table:style-name="ce168">
                <text:p text:style-name="P3"><text:span text:style-name="T2">10</text:span></text:p>
              </table:table-cell>
              <table:table-cell table:style-name="ce169">
                <text:p text:style-name="P3"><text:span text:style-name="T2">3</text:span></text:p>
              </table:table-cell>
              <table:table-cell table:style-name="ce170">
                <text:p text:style-name="P3"><text:span text:style-name="T2">-8</text:span></text:p>
              </table:table-cell>
              <table:table-cell table:style-name="ce171">
                <text:p text:style-name="P3"><text:span text:style-name="T2">4</text:span></text:p>
              </table:table-cell>
            </table:table-row>
            <table:table-row table:style-name="ro2">
              <table:table-cell table:style-name="ce172">
                <text:p text:style-name="P3"><text:span text:style-name="T2">12</text:span></text:p>
              </table:table-cell>
              <table:table-cell table:style-name="ce173">
                <text:p text:style-name="P3"><text:span text:style-name="T2">3</text:span></text:p>
              </table:table-cell>
              <table:table-cell table:style-name="ce174">
                <text:p text:style-name="P3"><text:span text:style-name="T2">7</text:span></text:p>
              </table:table-cell>
              <table:table-cell table:style-name="ce175">
                <text:p text:style-name="P3"><text:span text:style-name="T2">10</text:span></text:p>
              </table:table-cell>
              <table:table-cell table:style-name="ce176">
                <text:p text:style-name="P3"><text:span text:style-name="T2">2</text:span></text:p>
              </table:table-cell>
              <table:table-cell table:style-name="ce177">
                <text:p text:style-name="P3"><text:span text:style-name="T2">9</text:span></text:p>
              </table:table-cell>
              <table:table-cell table:style-name="ce178">
                <text:p text:style-name="P3"><text:span text:style-name="T2">-6</text:span></text:p>
              </table:table-cell>
              <table:table-cell table:style-name="ce179">
                <text:p text:style-name="P3"><text:span text:style-name="T2">9</text:span></text:p>
              </table:table-cell>
              <table:table-cell table:style-name="ce180">
                <text:p text:style-name="P3"><text:span text:style-name="T2">3</text:span></text:p>
              </table:table-cell>
              <table:table-cell table:style-name="ce181">
                <text:p text:style-name="P3"><text:span text:style-name="T2">15</text:span></text:p>
              </table:table-cell>
            </table:table-row>
          </table:table>
          <draw:image xlink:href="Pictures/TablePreview30.svm" xlink:type="simple" xlink:show="embed" xlink:actuate="onLoad"/>
        </draw:frame>
        <draw:custom-shape draw:name="TextBox 2" draw:style-name="gr1" draw:text-style-name="P2" draw:layer="layout" svg:width="6.124cm" svg:height="1.013cm" svg:x="5.211cm" svg:y="3.429cm">
          <text:p text:style-name="P1"><text:span text:style-name="T3">i</text:span><text:span text:style-name="T3">열과 </text:span><text:span text:style-name="T3">i-1</text:span><text:span text:style-name="T3">열의 관계</text:span></text:p>
          <draw:enhanced-geometry svg:viewBox="0 0 21600 21600" draw:type="rectangle" draw:enhanced-path="M 0 0 L 21600 0 21600 21600 0 21600 0 0 Z N"/>
        </draw:custom-shape>
        <draw:custom-shape draw:name="TextBox 3" draw:style-name="gr1" draw:text-style-name="P2" draw:layer="layout" svg:width="1.272cm" svg:height="1.013cm" svg:x="12.619cm" svg:y="3.942cm">
          <text:p text:style-name="P1"><text:span text:style-name="T2">i-1</text:span></text:p>
          <draw:enhanced-geometry svg:viewBox="0 0 21600 21600" draw:type="rectangle" draw:enhanced-path="M 0 0 L 21600 0 21600 21600 0 21600 0 0 Z N"/>
        </draw:custom-shape>
        <draw:custom-shape draw:name="TextBox 4" draw:style-name="gr1" draw:text-style-name="P2" draw:layer="layout" svg:width="0.659cm" svg:height="1.013cm" svg:x="15.068cm" svg:y="3.942cm">
          <text:p text:style-name="P1"><text:span text:style-name="T2">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0">
        <draw:custom-shape draw:name="타원 5" draw:style-name="gr3" draw:text-style-name="P2" draw:layer="layout" svg:width="1.648cm" svg:height="1.516cm" svg:x="14.697cm" svg:y="8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타원 6" draw:style-name="gr3" draw:text-style-name="P2" draw:layer="layout" svg:width="1.648cm" svg:height="1.516cm" svg:x="12.248cm" svg:y="10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표 1" draw:style-name="standard" draw:layer="layout" svg:width="23.745cm" svg:height="7.543cm" svg:x="4.825cm" svg:y="5.2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82">
                <text:p text:style-name="P3"><text:span text:style-name="T2">9</text:span></text:p>
              </table:table-cell>
              <table:table-cell table:style-name="ce183">
                <text:p text:style-name="P3"><text:span text:style-name="T2">11</text:span></text:p>
              </table:table-cell>
              <table:table-cell table:style-name="ce184">
                <text:p text:style-name="P3"><text:span text:style-name="T2">12</text:span></text:p>
              </table:table-cell>
              <table:table-cell table:style-name="ce185">
                <text:p text:style-name="P3"><text:span text:style-name="T2">5</text:span></text:p>
              </table:table-cell>
              <table:table-cell table:style-name="ce186">
                <text:p text:style-name="P3"><text:span text:style-name="T2">-8</text:span></text:p>
              </table:table-cell>
              <table:table-cell table:style-name="ce187">
                <text:p text:style-name="P3"><text:span text:style-name="T2">2</text:span></text:p>
              </table:table-cell>
              <table:table-cell table:style-name="ce188">
                <text:p text:style-name="P3"><text:span text:style-name="T2">3</text:span></text:p>
              </table:table-cell>
              <table:table-cell table:style-name="ce189">
                <text:p text:style-name="P3"><text:span text:style-name="T2">8</text:span></text:p>
              </table:table-cell>
              <table:table-cell table:style-name="ce190">
                <text:p text:style-name="P3"><text:span text:style-name="T2">7</text:span></text:p>
              </table:table-cell>
              <table:table-cell table:style-name="ce191">
                <text:p text:style-name="P3"><text:span text:style-name="T2">10</text:span></text:p>
              </table:table-cell>
            </table:table-row>
            <table:table-row table:style-name="ro1">
              <table:table-cell table:style-name="ce192">
                <text:p text:style-name="P3"><text:span text:style-name="T2">1</text:span></text:p>
              </table:table-cell>
              <table:table-cell table:style-name="ce193">
                <text:p text:style-name="P3"><text:span text:style-name="T2">9</text:span></text:p>
              </table:table-cell>
              <table:table-cell table:style-name="ce194">
                <text:p text:style-name="P3"><text:span text:style-name="T2">4</text:span></text:p>
              </table:table-cell>
              <table:table-cell table:style-name="ce195">
                <text:p text:style-name="P3"><text:span text:style-name="T2">8</text:span></text:p>
              </table:table-cell>
              <table:table-cell table:style-name="ce196">
                <text:p text:style-name="P3"><text:span text:style-name="T2">16</text:span></text:p>
              </table:table-cell>
              <table:table-cell table:style-name="ce197">
                <text:p text:style-name="P3"><text:span text:style-name="T2">-12</text:span></text:p>
              </table:table-cell>
              <table:table-cell table:style-name="ce198">
                <text:p text:style-name="P3"><text:span text:style-name="T2">10</text:span></text:p>
              </table:table-cell>
              <table:table-cell table:style-name="ce199">
                <text:p text:style-name="P3"><text:span text:style-name="T2">3</text:span></text:p>
              </table:table-cell>
              <table:table-cell table:style-name="ce200">
                <text:p text:style-name="P3"><text:span text:style-name="T2">-8</text:span></text:p>
              </table:table-cell>
              <table:table-cell table:style-name="ce201">
                <text:p text:style-name="P3"><text:span text:style-name="T2">4</text:span></text:p>
              </table:table-cell>
            </table:table-row>
            <table:table-row table:style-name="ro2">
              <table:table-cell table:style-name="ce202">
                <text:p text:style-name="P3"><text:span text:style-name="T2">12</text:span></text:p>
              </table:table-cell>
              <table:table-cell table:style-name="ce203">
                <text:p text:style-name="P3"><text:span text:style-name="T2">3</text:span></text:p>
              </table:table-cell>
              <table:table-cell table:style-name="ce204">
                <text:p text:style-name="P3"><text:span text:style-name="T2">7</text:span></text:p>
              </table:table-cell>
              <table:table-cell table:style-name="ce205">
                <text:p text:style-name="P3"><text:span text:style-name="T2">10</text:span></text:p>
              </table:table-cell>
              <table:table-cell table:style-name="ce206">
                <text:p text:style-name="P3"><text:span text:style-name="T2">2</text:span></text:p>
              </table:table-cell>
              <table:table-cell table:style-name="ce207">
                <text:p text:style-name="P3"><text:span text:style-name="T2">9</text:span></text:p>
              </table:table-cell>
              <table:table-cell table:style-name="ce208">
                <text:p text:style-name="P3"><text:span text:style-name="T2">-6</text:span></text:p>
              </table:table-cell>
              <table:table-cell table:style-name="ce209">
                <text:p text:style-name="P3"><text:span text:style-name="T2">9</text:span></text:p>
              </table:table-cell>
              <table:table-cell table:style-name="ce210">
                <text:p text:style-name="P3"><text:span text:style-name="T2">3</text:span></text:p>
              </table:table-cell>
              <table:table-cell table:style-name="ce211">
                <text:p text:style-name="P3"><text:span text:style-name="T2">15</text:span></text:p>
              </table:table-cell>
            </table:table-row>
          </table:table>
          <draw:image xlink:href="Pictures/TablePreview31.svm" xlink:type="simple" xlink:show="embed" xlink:actuate="onLoad"/>
        </draw:frame>
        <draw:custom-shape draw:name="TextBox 2" draw:style-name="gr1" draw:text-style-name="P2" draw:layer="layout" svg:width="6.124cm" svg:height="1.013cm" svg:x="5.211cm" svg:y="3.429cm">
          <text:p text:style-name="P1"><text:span text:style-name="T3">i</text:span><text:span text:style-name="T3">열과 </text:span><text:span text:style-name="T3">i-1</text:span><text:span text:style-name="T3">열의 관계</text:span></text:p>
          <draw:enhanced-geometry svg:viewBox="0 0 21600 21600" draw:type="rectangle" draw:enhanced-path="M 0 0 L 21600 0 21600 21600 0 21600 0 0 Z N"/>
        </draw:custom-shape>
        <draw:custom-shape draw:name="TextBox 3" draw:style-name="gr1" draw:text-style-name="P2" draw:layer="layout" svg:width="1.272cm" svg:height="1.013cm" svg:x="12.619cm" svg:y="3.942cm">
          <text:p text:style-name="P1"><text:span text:style-name="T2">i-1</text:span></text:p>
          <draw:enhanced-geometry svg:viewBox="0 0 21600 21600" draw:type="rectangle" draw:enhanced-path="M 0 0 L 21600 0 21600 21600 0 21600 0 0 Z N"/>
        </draw:custom-shape>
        <draw:custom-shape draw:name="TextBox 4" draw:style-name="gr1" draw:text-style-name="P2" draw:layer="layout" svg:width="0.659cm" svg:height="1.013cm" svg:x="15.068cm" svg:y="3.942cm">
          <text:p text:style-name="P1"><text:span text:style-name="T2">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1T0">
        <draw:custom-shape draw:name="타원 5" draw:style-name="gr3" draw:text-style-name="P2" draw:layer="layout" svg:width="1.648cm" svg:height="1.516cm" svg:x="14.697cm" svg:y="8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타원 6" draw:style-name="gr3" draw:text-style-name="P2" draw:layer="layout" svg:width="1.648cm" svg:height="1.516cm" svg:x="12.431cm" svg:y="5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타원 7" draw:style-name="gr3" draw:text-style-name="P2" draw:layer="layout" svg:width="1.648cm" svg:height="1.516cm" svg:x="12.248cm" svg:y="10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표 1" draw:style-name="standard" draw:layer="layout" svg:width="23.745cm" svg:height="7.543cm" svg:x="4.825cm" svg:y="5.2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212">
                <text:p text:style-name="P3"><text:span text:style-name="T2">9</text:span></text:p>
              </table:table-cell>
              <table:table-cell table:style-name="ce213">
                <text:p text:style-name="P3"><text:span text:style-name="T2">11</text:span></text:p>
              </table:table-cell>
              <table:table-cell table:style-name="ce214">
                <text:p text:style-name="P3"><text:span text:style-name="T2">12</text:span></text:p>
              </table:table-cell>
              <table:table-cell table:style-name="ce215">
                <text:p text:style-name="P3"><text:span text:style-name="T2">5</text:span></text:p>
              </table:table-cell>
              <table:table-cell table:style-name="ce216">
                <text:p text:style-name="P3"><text:span text:style-name="T2">-8</text:span></text:p>
              </table:table-cell>
              <table:table-cell table:style-name="ce217">
                <text:p text:style-name="P3"><text:span text:style-name="T2">2</text:span></text:p>
              </table:table-cell>
              <table:table-cell table:style-name="ce218">
                <text:p text:style-name="P3"><text:span text:style-name="T2">3</text:span></text:p>
              </table:table-cell>
              <table:table-cell table:style-name="ce219">
                <text:p text:style-name="P3"><text:span text:style-name="T2">8</text:span></text:p>
              </table:table-cell>
              <table:table-cell table:style-name="ce220">
                <text:p text:style-name="P3"><text:span text:style-name="T2">7</text:span></text:p>
              </table:table-cell>
              <table:table-cell table:style-name="ce221">
                <text:p text:style-name="P3"><text:span text:style-name="T2">10</text:span></text:p>
              </table:table-cell>
            </table:table-row>
            <table:table-row table:style-name="ro1">
              <table:table-cell table:style-name="ce222">
                <text:p text:style-name="P3"><text:span text:style-name="T2">1</text:span></text:p>
              </table:table-cell>
              <table:table-cell table:style-name="ce223">
                <text:p text:style-name="P3"><text:span text:style-name="T2">9</text:span></text:p>
              </table:table-cell>
              <table:table-cell table:style-name="ce224">
                <text:p text:style-name="P3"><text:span text:style-name="T2">4</text:span></text:p>
              </table:table-cell>
              <table:table-cell table:style-name="ce225">
                <text:p text:style-name="P3"><text:span text:style-name="T2">8</text:span></text:p>
              </table:table-cell>
              <table:table-cell table:style-name="ce226">
                <text:p text:style-name="P3"><text:span text:style-name="T2">16</text:span></text:p>
              </table:table-cell>
              <table:table-cell table:style-name="ce227">
                <text:p text:style-name="P3"><text:span text:style-name="T2">-12</text:span></text:p>
              </table:table-cell>
              <table:table-cell table:style-name="ce228">
                <text:p text:style-name="P3"><text:span text:style-name="T2">10</text:span></text:p>
              </table:table-cell>
              <table:table-cell table:style-name="ce229">
                <text:p text:style-name="P3"><text:span text:style-name="T2">3</text:span></text:p>
              </table:table-cell>
              <table:table-cell table:style-name="ce230">
                <text:p text:style-name="P3"><text:span text:style-name="T2">-8</text:span></text:p>
              </table:table-cell>
              <table:table-cell table:style-name="ce231">
                <text:p text:style-name="P3"><text:span text:style-name="T2">4</text:span></text:p>
              </table:table-cell>
            </table:table-row>
            <table:table-row table:style-name="ro2">
              <table:table-cell table:style-name="ce232">
                <text:p text:style-name="P3"><text:span text:style-name="T2">12</text:span></text:p>
              </table:table-cell>
              <table:table-cell table:style-name="ce233">
                <text:p text:style-name="P3"><text:span text:style-name="T2">3</text:span></text:p>
              </table:table-cell>
              <table:table-cell table:style-name="ce234">
                <text:p text:style-name="P3"><text:span text:style-name="T2">7</text:span></text:p>
              </table:table-cell>
              <table:table-cell table:style-name="ce235">
                <text:p text:style-name="P3"><text:span text:style-name="T2">10</text:span></text:p>
              </table:table-cell>
              <table:table-cell table:style-name="ce236">
                <text:p text:style-name="P3"><text:span text:style-name="T2">2</text:span></text:p>
              </table:table-cell>
              <table:table-cell table:style-name="ce237">
                <text:p text:style-name="P3"><text:span text:style-name="T2">9</text:span></text:p>
              </table:table-cell>
              <table:table-cell table:style-name="ce238">
                <text:p text:style-name="P3"><text:span text:style-name="T2">-6</text:span></text:p>
              </table:table-cell>
              <table:table-cell table:style-name="ce239">
                <text:p text:style-name="P3"><text:span text:style-name="T2">9</text:span></text:p>
              </table:table-cell>
              <table:table-cell table:style-name="ce240">
                <text:p text:style-name="P3"><text:span text:style-name="T2">3</text:span></text:p>
              </table:table-cell>
              <table:table-cell table:style-name="ce241">
                <text:p text:style-name="P3"><text:span text:style-name="T2">15</text:span></text:p>
              </table:table-cell>
            </table:table-row>
          </table:table>
          <draw:image xlink:href="Pictures/TablePreview32.svm" xlink:type="simple" xlink:show="embed" xlink:actuate="onLoad"/>
        </draw:frame>
        <draw:custom-shape draw:name="TextBox 2" draw:style-name="gr1" draw:text-style-name="P2" draw:layer="layout" svg:width="6.124cm" svg:height="1.013cm" svg:x="5.211cm" svg:y="3.429cm">
          <text:p text:style-name="P1"><text:span text:style-name="T3">i</text:span><text:span text:style-name="T3">열과 </text:span><text:span text:style-name="T3">i-1</text:span><text:span text:style-name="T3">열의 관계</text:span></text:p>
          <draw:enhanced-geometry svg:viewBox="0 0 21600 21600" draw:type="rectangle" draw:enhanced-path="M 0 0 L 21600 0 21600 21600 0 21600 0 0 Z N"/>
        </draw:custom-shape>
        <draw:custom-shape draw:name="TextBox 3" draw:style-name="gr1" draw:text-style-name="P2" draw:layer="layout" svg:width="1.272cm" svg:height="1.013cm" svg:x="12.619cm" svg:y="3.942cm">
          <text:p text:style-name="P1"><text:span text:style-name="T2">i-1</text:span></text:p>
          <draw:enhanced-geometry svg:viewBox="0 0 21600 21600" draw:type="rectangle" draw:enhanced-path="M 0 0 L 21600 0 21600 21600 0 21600 0 0 Z N"/>
        </draw:custom-shape>
        <draw:custom-shape draw:name="TextBox 4" draw:style-name="gr1" draw:text-style-name="P2" draw:layer="layout" svg:width="0.659cm" svg:height="1.013cm" svg:x="15.068cm" svg:y="3.942cm">
          <text:p text:style-name="P1"><text:span text:style-name="T2">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1T0">
        <draw:custom-shape draw:name="TextBox 3" draw:style-name="gr1" draw:text-style-name="P2" draw:layer="layout" svg:width="22.345cm" svg:height="17.191cm" svg:x="2.464cm" svg:y="0.873cm">
          <text:p text:style-name="P1"><text:span text:style-name="T1">i</text:span><text:span text:style-name="T1">열과 </text:span><text:span text:style-name="T1">i-1</text:span><text:span text:style-name="T1">열의 관계</text:span></text:p>
          <text:p text:style-name="P1"><text:span text:style-name="T1"/></text:p>
          <text:p text:style-name="P1"><text:span text:style-name="T1">i</text:span><text:span text:style-name="T1">열이 패턴 </text:span><text:span text:style-name="T1">1</text:span><text:span text:style-name="T1">로 놓여 있을 경우 경우의 최고점</text:span></text:p>
          <text:list text:style-name="L2">
            <text:list-item>
              <text:p text:style-name="P1"><text:span text:style-name="T1">i-1</text:span><text:span text:style-name="T1">열이 패턴</text:span><text:span text:style-name="T1">2</text:span><text:span text:style-name="T1">로 놓여 있을 경우의 최고점과 </text:span><text:span text:style-name="T1">i-1</text:span><text:span text:style-name="T1">열이 패턴 </text:span><text:span text:style-name="T1">3</text:span><text:span text:style-name="T1">으로 </text:span></text:p>
            </text:list-item>
          </text:list>
          <text:p text:style-name="P1"><text:span text:style-name="T1"><text:s text:c="3"/></text:span><text:span text:style-name="T1">놓여 있을 경우의 최고점 중 큰 것</text:span></text:p>
          <text:list text:continue-numbering="true" text:style-name="L2">
            <text:list-item>
              <text:p text:style-name="P1"><text:span text:style-name="T1">i</text:span><text:span text:style-name="T1">열에서 패턴 </text:span><text:span text:style-name="T1">1</text:span><text:span text:style-name="T1">로 돌이 놓인 곳이 있는 수</text:span></text:p>
            </text:list-item>
          </text:list>
          <text:p text:style-name="P1"><text:span text:style-name="T1"/></text:p>
          <text:p text:style-name="P1"><text:span text:style-name="T1">i</text:span><text:span text:style-name="T1">열이 패턴 </text:span><text:span text:style-name="T1">2</text:span><text:span text:style-name="T1">로 놓여 있을 경우 경우의 최고점</text:span></text:p>
          <text:list text:continue-numbering="true" text:style-name="L2">
            <text:list-item>
              <text:p text:style-name="P1"><text:span text:style-name="T1">i-1</text:span><text:span text:style-name="T1">열이 패턴</text:span><text:span text:style-name="T1">1</text:span><text:span text:style-name="T1">로 놓여 있을 경우의 최고점과 </text:span><text:span text:style-name="T1">i-1</text:span><text:span text:style-name="T1">열이 패턴 </text:span><text:span text:style-name="T1">3</text:span><text:span text:style-name="T1">으로 </text:span></text:p>
            </text:list-item>
          </text:list>
          <text:p text:style-name="P1"><text:span text:style-name="T1"><text:s text:c="3"/></text:span><text:span text:style-name="T1">놓여 있을 경우와 </text:span><text:span text:style-name="T1">i-1</text:span><text:span text:style-name="T1">이 패턴</text:span><text:span text:style-name="T1">4</text:span><text:span text:style-name="T1">로 놓여 있을 경우의 최고점 중 큰 것</text:span></text:p>
          <text:p text:style-name="P1"><text:span text:style-name="T1">- i</text:span><text:span text:style-name="T1">열에서 패턴 </text:span><text:span text:style-name="T1">2</text:span><text:span text:style-name="T1">로 돌이 놓인 곳이 있는 수</text:span></text:p>
          <text:p text:style-name="P1"><text:span text:style-name="T1"/></text:p>
          <text:p text:style-name="P1"><text:span text:style-name="T1">i</text:span><text:span text:style-name="T1">열이 패턴 </text:span><text:span text:style-name="T1">3</text:span><text:span text:style-name="T1">로 놓여 있을 경우 경우의 최고점</text:span></text:p>
          <text:list text:continue-numbering="true" text:style-name="L2">
            <text:list-item>
              <text:p text:style-name="P1"><text:span text:style-name="T1">i-1</text:span><text:span text:style-name="T1">열이 패턴</text:span><text:span text:style-name="T1">1</text:span><text:span text:style-name="T1">로 놓여 있을 경우의 최고점과 </text:span><text:span text:style-name="T1">i-1</text:span><text:span text:style-name="T1">열이 패턴 </text:span><text:span text:style-name="T1">2</text:span><text:span text:style-name="T1">로 </text:span></text:p>
            </text:list-item>
          </text:list>
          <text:p text:style-name="P1"><text:span text:style-name="T1"><text:s text:c="3"/></text:span><text:span text:style-name="T1">놓여 있을 경우의 최고점 중 큰 것</text:span></text:p>
          <text:list text:continue-numbering="true" text:style-name="L2">
            <text:list-item>
              <text:p text:style-name="P1"><text:span text:style-name="T1">i</text:span><text:span text:style-name="T1">열에서 패턴 </text:span><text:span text:style-name="T1">3</text:span><text:span text:style-name="T1">로 돌이 놓인 곳이 있는 수</text:span></text:p>
            </text:list-item>
          </text:list>
          <text:p text:style-name="P1"><text:span text:style-name="T1"/></text:p>
          <text:p text:style-name="P1"><text:span text:style-name="T1">i</text:span><text:span text:style-name="T1">열이 패턴 </text:span><text:span text:style-name="T1">4</text:span><text:span text:style-name="T1">로 놓여 있을 경우 경우의 최고점</text:span></text:p>
          <text:list text:continue-numbering="true" text:style-name="L2">
            <text:list-item>
              <text:p text:style-name="P1"><text:span text:style-name="T1">i-1</text:span><text:span text:style-name="T1">열이 패턴</text:span><text:span text:style-name="T1">2</text:span><text:span text:style-name="T1">로 놓여 있을 경우의 최고점</text:span></text:p>
            </text:list-item>
          </text:list>
          <text:p text:style-name="P1"><text:span text:style-name="T1">- i</text:span><text:span text:style-name="T1">열에서 패턴 </text:span><text:span text:style-name="T1">4</text:span><text:span text:style-name="T1">로 돌이 놓인 곳이 있는 수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1T0">
        <draw:custom-shape draw:name="TextBox 3" draw:style-name="gr1" draw:text-style-name="P2" draw:layer="layout" svg:width="23.663cm" svg:height="12.956cm" svg:x="2.548cm" svg:y="2.924cm">
          <text:p text:style-name="P1"><text:span text:style-name="T1">문제 </text:span><text:span text:style-name="T1">2. </text:span><text:span text:style-name="T1">최장 공통 부분 순서</text:span><text:span text:style-name="T1">(LCS)</text:span></text:p>
          <text:p text:style-name="P1"><text:span text:style-name="T1"/></text:p>
          <text:p text:style-name="P1"><text:span text:style-name="T1"/></text:p>
          <text:p text:style-name="P1"><text:span text:style-name="T1">두 문자열에 공통적으로 들어있는 공통부분순서 중 가장 긴 것을 찾는다</text:span></text:p>
          <text:p text:style-name="P1"><text:span text:style-name="T1"/></text:p>
          <text:p text:style-name="P1"><text:span text:style-name="T1">부분순서의 예</text:span></text:p>
          <text:p text:style-name="P1"><text:span text:style-name="T1">- &lt;bcdb&gt;</text:span><text:span text:style-name="T1">는문자열</text:span><text:span text:style-name="T1">&lt;a</text:span><text:span text:style-name="T4">bc</text:span><text:span text:style-name="T1">b</text:span><text:span text:style-name="T4">d</text:span><text:span text:style-name="T1">a</text:span><text:span text:style-name="T4">b</text:span><text:span text:style-name="T1">&gt;</text:span><text:span text:style-name="T1">의 부분 순서다</text:span><text:span text:style-name="T1">.</text:span></text:p>
          <text:p text:style-name="P1"><text:span text:style-name="T1"/></text:p>
          <text:p text:style-name="P1"><text:span text:style-name="T1">공통 부분 순서의 예</text:span></text:p>
          <text:list text:style-name="L2">
            <text:list-item>
              <text:p text:style-name="P1"><text:span text:style-name="T1">&lt;bca&gt;</text:span><text:span text:style-name="T1">는 문자열</text:span><text:span text:style-name="T1">&lt;a</text:span><text:span text:style-name="T4">bc</text:span><text:span text:style-name="T1">bd</text:span><text:span text:style-name="T4">a</text:span><text:span text:style-name="T1">b&gt;</text:span><text:span text:style-name="T1">와</text:span><text:span text:style-name="T1">&lt;</text:span><text:span text:style-name="T4">b</text:span><text:span text:style-name="T1">d</text:span><text:span text:style-name="T4">ca</text:span><text:span text:style-name="T1">ba&gt;</text:span><text:span text:style-name="T1">의 공통 부분 순서다</text:span><text:span text:style-name="T1">.</text:span></text:p>
            </text:list-item>
          </text:list>
          <text:p text:style-name="P1"><text:span text:style-name="T1"/></text:p>
          <text:p text:style-name="P1"><text:span text:style-name="T1"/></text:p>
          <text:p text:style-name="P1"><text:span text:style-name="T1">최장공통부분순서</text:span><text:span text:style-name="T1">(LCS, Longest Common Subsequence)</text:span></text:p>
          <text:p text:style-name="P1"><text:span text:style-name="T1">공통 부분 순서들 중 가장 긴 것</text:span></text:p>
          <text:p text:style-name="P1"><text:span text:style-name="T1">- </text:span><text:span text:style-name="T1">예</text:span><text:span text:style-name="T1">: &lt;bcba&gt;</text:span><text:span text:style-name="T1">는문자열</text:span><text:span text:style-name="T1">&lt;a</text:span><text:span text:style-name="T4">bcb</text:span><text:span text:style-name="T1">d</text:span><text:span text:style-name="T4">a</text:span><text:span text:style-name="T1">b&gt;</text:span><text:span text:style-name="T1">와</text:span><text:span text:style-name="T1">&lt;</text:span><text:span text:style-name="T4">b</text:span><text:span text:style-name="T1">d</text:span><text:span text:style-name="T4">c</text:span><text:span text:style-name="T1">a</text:span><text:span text:style-name="T4">ba</text:span><text:span text:style-name="T1">&gt;</text:span><text:span text:style-name="T1">의 최장 공통 부분 순서다</text:span><text:span text:style-name="T1">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1T0">
        <draw:custom-shape draw:name="TextBox 3" draw:style-name="gr1" draw:text-style-name="P2" draw:layer="layout" svg:width="28.7cm" svg:height="13.803cm" svg:x="2.126cm" svg:y="3.659cm">
          <text:p text:style-name="P1"><text:span text:style-name="T1">최적 부분 구조</text:span></text:p>
          <text:p text:style-name="P1"><text:span text:style-name="T1"/></text:p>
          <text:p text:style-name="P1"><text:span text:style-name="T1">두 문자열</text:span><text:span text:style-name="T1">Xm=&lt;x1x2…xm&gt;</text:span><text:span text:style-name="T1">과 </text:span><text:span text:style-name="T1">Yn=&lt;y1y2…yn&gt;</text:span><text:span text:style-name="T1">에 대해</text:span></text:p>
          <text:p text:style-name="P1"><text:span text:style-name="T1">xm==yn</text:span><text:span text:style-name="T1">이면 </text:span><text:span text:style-name="T1">Xm</text:span><text:span text:style-name="T1">과 </text:span><text:span text:style-name="T1">Yn</text:span><text:span text:style-name="T1">의 </text:span><text:span text:style-name="T1">LCS</text:span><text:span text:style-name="T1">의길이는 </text:span><text:span text:style-name="T1">Xm-1</text:span><text:span text:style-name="T1">과 </text:span><text:span text:style-name="T1">Yn-1</text:span><text:span text:style-name="T1">의 </text:span><text:span text:style-name="T1">LCS</text:span><text:span text:style-name="T1">의 길이보다 </text:span><text:span text:style-name="T1">1</text:span><text:span text:style-name="T1">이 크다</text:span><text:span text:style-name="T1">. </text:span></text:p>
          <text:p text:style-name="P1"><text:span text:style-name="T1">즉</text:span><text:span text:style-name="T1">, (m, n) </text:span><text:span text:style-name="T1">크기의 문제의 해가</text:span><text:span text:style-name="T1">(m-1, n-1) </text:span><text:span text:style-name="T1">크기의 문제의 해를 포함하고 있다</text:span><text:span text:style-name="T1">.</text:span></text:p>
          <text:p text:style-name="P1"><text:span text:style-name="T1"/></text:p>
          <text:p text:style-name="P1"><text:span text:style-name="T1">xm≠yn</text:span><text:span text:style-name="T1">이면 </text:span><text:span text:style-name="T1">Xm</text:span><text:span text:style-name="T1">과 </text:span><text:span text:style-name="T1">Yn</text:span><text:span text:style-name="T1">의 </text:span><text:span text:style-name="T1">LCS</text:span><text:span text:style-name="T1">의 길이는 </text:span><text:span text:style-name="T1">Xm</text:span><text:span text:style-name="T1">과 </text:span><text:span text:style-name="T1">Yn-1</text:span><text:span text:style-name="T1">의</text:span><text:span text:style-name="T1">LCS</text:span><text:span text:style-name="T1">의 길이와</text:span></text:p>
          <text:p text:style-name="P1"><text:span text:style-name="T1">Xm-1</text:span><text:span text:style-name="T1">과 </text:span><text:span text:style-name="T1">Yn</text:span><text:span text:style-name="T1">의 </text:span><text:span text:style-name="T1">LCS</text:span><text:span text:style-name="T1">의 길이 중 큰 것과 같다</text:span><text:span text:style-name="T1">. </text:span></text:p>
          <text:p text:style-name="P1"><text:span text:style-name="T1">즉</text:span><text:span text:style-name="T1">, (m, n) </text:span><text:span text:style-name="T1">크기의 문제의 해가</text:span><text:span text:style-name="T1">(m, n-1) </text:span><text:span text:style-name="T1">크기의 문제와</text:span><text:span text:style-name="T1">(m-1, n) </text:span><text:span text:style-name="T1">크기의 문제의 해를 </text:span></text:p>
          <text:p text:style-name="P1"><text:span text:style-name="T1">포함하고 있다</text:span><text:span text:style-name="T1">. </text:span></text:p>
          <text:p text:style-name="P1"><text:span text:style-name="T1"/></text:p>
          <text:p text:style-name="P1"><text:span text:style-name="T1"><text:s text:c="6"/></text:span><text:span text:style-name="T1">c(i,j) = 0 <text:s text:c="23"/>if i = 0 <text:s text:c="3"/>or <text:s/>j = 0</text:span></text:p>
          <text:p text:style-name="P1"><text:span text:style-name="T1"><text:s text:c="6"/></text:span><text:span text:style-name="T1">c(i,j) = c(i-1,j-1) + 1 <text:s text:c="10"/>if i, j &gt; 0 and xi= yj</text:span></text:p>
          <text:p text:style-name="P1"><text:span text:style-name="T1"><text:s text:c="6"/></text:span><text:span text:style-name="T1">c(i,j) = max{c(i-1, j),c(i, j-1)} if i, j &gt; 0 and xi ≠yj</text:span></text:p>
          <text:p text:style-name="P1"><text:span text:style-name="T1"/></text:p>
          <text:p text:style-name="P1"><text:span text:style-name="T1">c(i,j): </text:span><text:span text:style-name="T1">두 문자열</text:span><text:span text:style-name="T1">Xi=&lt;x1x2…xi&gt;</text:span><text:span text:style-name="T1">과 </text:span><text:span text:style-name="T1">Yj=&lt;y1y2…yj&gt;</text:span><text:span text:style-name="T1">의 </text:span><text:span text:style-name="T1">LCS </text:span><text:span text:style-name="T1">길이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1T0">
        <draw:custom-shape draw:name="TextBox 3" draw:style-name="gr4" draw:text-style-name="P2" draw:layer="layout" svg:width="12.34cm" svg:height="5.585cm" svg:x="1.963cm" svg:y="3.793cm">
          <text:p text:style-name="P1"><text:span text:style-name="T3">최적 부분 구조</text:span></text:p>
          <text:p text:style-name="P1"><text:span text:style-name="T3"/></text:p>
          <text:p text:style-name="P1"><text:span text:style-name="T3">s1 = "GUTEN MORGEN."</text:span></text:p>
          <text:p text:style-name="P1"><text:span text:style-name="T3">s2 = "GOOD MORNING."</text:span></text:p>
          <text:p text:style-name="P1"><text:span text:style-name="T3"/></text:p>
          <text:p text:style-name="P1"><text:span text:style-name="T3">CLS = "G MORN."</text:span></text:p>
          <text:p text:style-name="P1"><text:span text:style-name="T3">CLS_LEN = 7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solid" draw:fill-color="#ffffff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'맑은 고딕'" fo:font-size="2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28pt" style:language-asian="ko" style:country-asian="KR" style:font-style-asian="normal" style:font-weight-asian="normal" style:font-family-complex="Mangal" style:font-family-generic-complex="system" style:font-pitch-complex="variable" style:font-size-complex="2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-outline2" style:family="presentation" style:parent-style-name="기본값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기본값-outline3" style:family="presentation" style:parent-style-name="기본값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기본값-outline4" style:family="presentation" style:parent-style-name="기본값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'맑은 고딕'" fo:font-size="1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18pt" style:language-asian="ko" style:country-asian="KR" style:font-style-asian="normal" style:font-weight-asian="normal" style:font-family-complex="Mang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기본값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4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font-size="18pt" fo:hyphenate="tru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tru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'맑은 고딕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숫자&gt;</text:page-number></text:p>
        </draw:text-box>
      </draw:frame>
    </style:handout-master>
    <style:master-page style:name="기본값" style:page-layout-name="PM1" draw:style-name="Mdp1">
      <draw:frame draw:name="제목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제목 텍스트의 서식을 편집하려면 클릭하십시오</text:span><text:span text:style-name="MT1">.</text:span><text:span text:style-name="MT1">마스터 제목 스타일 편집</text:span></text:p>
        </draw:text-box>
      </draw:frame>
      <draw:frame draw:name="날짜 개체 틀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15-07-22">7/22/15</text:date></text:span></text:p>
        </draw:text-box>
      </draw:frame>
      <draw:frame draw:name="바닥글 개체 틀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슬라이드 번호 개체 틀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숫자&gt;</text:page-number></text:span></text:p>
        </draw:text-box>
      </draw:frame>
      <draw:frame presentation:style-name="기본값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7-22T17:51:57.99</dc:date>
    <meta:generator>OpenOffice/4.1.1$Win32 OpenOffice.org_project/411m6$Build-9775</meta:generator>
    <meta:editing-duration>PT56M8S</meta:editing-duration>
    <meta:editing-cycles>1</meta:editing-cycles>
    <meta:document-statistic meta:object-count="141"/>
  </office:meta>
</office:document-meta>
</file>